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997.11"/>
          <table:table-cell office:value-type="float" office:value="996.344"/>
          <table:table-cell office:value-type="float" office:value="988.42"/>
          <table:table-cell office:value-type="float" office:value="0.0"/>
          <table:table-cell office:value-type="float" office:value="0.0"/>
          <table:table-cell office:value-type="float" office:value="3069.0"/>
          <table:table-cell office:value-type="float" office:value="1411616.0"/>
          <table:table-cell office:value-type="float" office:value="6487785.0"/>
          <table:table-cell office:value-type="float" office:value="655924.0"/>
          <table:table-cell office:value-type="float" office:value="2282761.0"/>
          <table:table-cell office:value-type="float" office:value="638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4.642"/>
          <table:table-cell office:value-type="float" office:value="273.768"/>
          <table:table-cell office:value-type="float" office:value="266.0"/>
          <table:table-cell office:value-type="float" office:value="1.0"/>
          <table:table-cell office:value-type="float" office:value="0.0"/>
          <table:table-cell office:value-type="float" office:value="636.0"/>
          <table:table-cell office:value-type="float" office:value="272527.0"/>
          <table:table-cell office:value-type="float" office:value="4887860.0"/>
          <table:table-cell office:value-type="float" office:value="655924.0"/>
          <table:table-cell office:value-type="float" office:value="2282761.0"/>
          <table:table-cell office:value-type="float" office:value="637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9297"/>
          <table:table-cell office:value-type="float" office:value="4.357"/>
          <table:table-cell office:value-type="float" office:value="1.3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08.0"/>
          <table:table-cell office:value-type="float" office:value="54395.0"/>
          <table:table-cell office:value-type="float" office:value="358625.0"/>
          <table:table-cell office:value-type="float" office:value="1354377.0"/>
          <table:table-cell office:value-type="float" office:value="3005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829.542"/>
          <table:table-cell office:value-type="float" office:value="828.786"/>
          <table:table-cell office:value-type="float" office:value="820.9"/>
          <table:table-cell office:value-type="float" office:value="0.0"/>
          <table:table-cell office:value-type="float" office:value="0.0"/>
          <table:table-cell office:value-type="float" office:value="2427.0"/>
          <table:table-cell office:value-type="float" office:value="1166646.0"/>
          <table:table-cell office:value-type="float" office:value="8532900.0"/>
          <table:table-cell office:value-type="float" office:value="655924.0"/>
          <table:table-cell office:value-type="float" office:value="2282762.0"/>
          <table:table-cell office:value-type="float" office:value="639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.072"/>
          <table:table-cell office:value-type="float" office:value="338.307"/>
          <table:table-cell office:value-type="float" office:value="330.34"/>
          <table:table-cell office:value-type="float" office:value="1.0"/>
          <table:table-cell office:value-type="float" office:value="0.0"/>
          <table:table-cell office:value-type="float" office:value="891.0"/>
          <table:table-cell office:value-type="float" office:value="360838.0"/>
          <table:table-cell office:value-type="float" office:value="5861330.0"/>
          <table:table-cell office:value-type="float" office:value="655924.0"/>
          <table:table-cell office:value-type="float" office:value="2282762.0"/>
          <table:table-cell office:value-type="float" office:value="639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158"/>
          <table:table-cell office:value-type="float" office:value="3.564"/>
          <table:table-cell office:value-type="float" office:value="0.6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39.0"/>
          <table:table-cell office:value-type="float" office:value="35681.0"/>
          <table:table-cell office:value-type="float" office:value="358625.0"/>
          <table:table-cell office:value-type="float" office:value="1354378.0"/>
          <table:table-cell office:value-type="float" office:value="3005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97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60.427"/>
          <table:table-cell office:value-type="float" office:value="559.641"/>
          <table:table-cell office:value-type="float" office:value="551.82"/>
          <table:table-cell office:value-type="float" office:value="1.0"/>
          <table:table-cell office:value-type="float" office:value="0.0"/>
          <table:table-cell office:value-type="float" office:value="1954.0"/>
          <table:table-cell office:value-type="float" office:value="848436.0"/>
          <table:table-cell office:value-type="float" office:value="8594106.0"/>
          <table:table-cell office:value-type="float" office:value="655924.0"/>
          <table:table-cell office:value-type="float" office:value="2282761.0"/>
          <table:table-cell office:value-type="float" office:value="637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51772"/>
          <table:table-cell office:value-type="float" office:value="3.909"/>
          <table:table-cell office:value-type="float" office:value="0.7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81.0"/>
          <table:table-cell office:value-type="float" office:value="21491.0"/>
          <table:table-cell office:value-type="float" office:value="358625.0"/>
          <table:table-cell office:value-type="float" office:value="1354377.0"/>
          <table:table-cell office:value-type="float" office:value="3005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704.291"/>
          <table:table-cell office:value-type="float" office:value="703.509"/>
          <table:table-cell office:value-type="float" office:value="695.62"/>
          <table:table-cell office:value-type="float" office:value="0.0"/>
          <table:table-cell office:value-type="float" office:value="0.0"/>
          <table:table-cell office:value-type="float" office:value="2292.0"/>
          <table:table-cell office:value-type="float" office:value="1037934.0"/>
          <table:table-cell office:value-type="float" office:value="4545992.0"/>
          <table:table-cell office:value-type="float" office:value="655924.0"/>
          <table:table-cell office:value-type="float" office:value="2282761.0"/>
          <table:table-cell office:value-type="float" office:value="639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4.469"/>
          <table:table-cell office:value-type="float" office:value="693.782"/>
          <table:table-cell office:value-type="float" office:value="685.47"/>
          <table:table-cell office:value-type="float" office:value="0.0"/>
          <table:table-cell office:value-type="float" office:value="0.0"/>
          <table:table-cell office:value-type="float" office:value="2298.0"/>
          <table:table-cell office:value-type="float" office:value="1128898.0"/>
          <table:table-cell office:value-type="float" office:value="7591133.0"/>
          <table:table-cell office:value-type="float" office:value="655924.0"/>
          <table:table-cell office:value-type="float" office:value="2282761.0"/>
          <table:table-cell office:value-type="float" office:value="639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35199"/>
          <table:table-cell office:value-type="float" office:value="3.777"/>
          <table:table-cell office:value-type="float" office:value="0.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72.0"/>
          <table:table-cell office:value-type="float" office:value="26857.0"/>
          <table:table-cell office:value-type="float" office:value="358625.0"/>
          <table:table-cell office:value-type="float" office:value="1354377.0"/>
          <table:table-cell office:value-type="float" office:value="30051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98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70.104"/>
          <table:table-cell office:value-type="float" office:value="369.286"/>
          <table:table-cell office:value-type="float" office:value="361.44"/>
          <table:table-cell office:value-type="float" office:value="1.0"/>
          <table:table-cell office:value-type="float" office:value="0.0"/>
          <table:table-cell office:value-type="float" office:value="1021.0"/>
          <table:table-cell office:value-type="float" office:value="407563.0"/>
          <table:table-cell office:value-type="float" office:value="5737352.0"/>
          <table:table-cell office:value-type="float" office:value="655924.0"/>
          <table:table-cell office:value-type="float" office:value="2282762.0"/>
          <table:table-cell office:value-type="float" office:value="639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38874"/>
          <table:table-cell office:value-type="float" office:value="3.824"/>
          <table:table-cell office:value-type="float" office:value="0.7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4.0"/>
          <table:table-cell office:value-type="float" office:value="21716.0"/>
          <table:table-cell office:value-type="float" office:value="358625.0"/>
          <table:table-cell office:value-type="float" office:value="1354378.0"/>
          <table:table-cell office:value-type="float" office:value="2988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38.956"/>
          <table:table-cell office:value-type="float" office:value="438.189"/>
          <table:table-cell office:value-type="float" office:value="429.61"/>
          <table:table-cell office:value-type="float" office:value="0.0"/>
          <table:table-cell office:value-type="float" office:value="0.0"/>
          <table:table-cell office:value-type="float" office:value="1227.0"/>
          <table:table-cell office:value-type="float" office:value="529811.0"/>
          <table:table-cell office:value-type="float" office:value="4179592.0"/>
          <table:table-cell office:value-type="float" office:value="709008.0"/>
          <table:table-cell office:value-type="float" office:value="2490487.0"/>
          <table:table-cell office:value-type="float" office:value="663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.4866"/>
          <table:table-cell office:value-type="float" office:value="88.656"/>
          <table:table-cell office:value-type="float" office:value="80.56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148099.0"/>
          <table:table-cell office:value-type="float" office:value="729889.0"/>
          <table:table-cell office:value-type="float" office:value="709008.0"/>
          <table:table-cell office:value-type="float" office:value="2490487.0"/>
          <table:table-cell office:value-type="float" office:value="662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8423"/>
          <table:table-cell office:value-type="float" office:value="4.353"/>
          <table:table-cell office:value-type="float" office:value="0.7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49.0"/>
          <table:table-cell office:value-type="float" office:value="12369.0"/>
          <table:table-cell office:value-type="float" office:value="411707.0"/>
          <table:table-cell office:value-type="float" office:value="1562347.0"/>
          <table:table-cell office:value-type="float" office:value="3255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36.578"/>
          <table:table-cell office:value-type="float" office:value="135.815"/>
          <table:table-cell office:value-type="float" office:value="128.01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56841.0"/>
          <table:table-cell office:value-type="float" office:value="2545061.0"/>
          <table:table-cell office:value-type="float" office:value="709008.0"/>
          <table:table-cell office:value-type="float" office:value="2490487.0"/>
          <table:table-cell office:value-type="float" office:value="663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0.605"/>
          <table:table-cell office:value-type="float" office:value="409.882"/>
          <table:table-cell office:value-type="float" office:value="401.8"/>
          <table:table-cell office:value-type="float" office:value="1.0"/>
          <table:table-cell office:value-type="float" office:value="0.0"/>
          <table:table-cell office:value-type="float" office:value="1274.0"/>
          <table:table-cell office:value-type="float" office:value="577925.0"/>
          <table:table-cell office:value-type="float" office:value="7542825.0"/>
          <table:table-cell office:value-type="float" office:value="709008.0"/>
          <table:table-cell office:value-type="float" office:value="2490487.0"/>
          <table:table-cell office:value-type="float" office:value="662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52832"/>
          <table:table-cell office:value-type="float" office:value="4.973"/>
          <table:table-cell office:value-type="float" office:value="1.2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65.0"/>
          <table:table-cell office:value-type="float" office:value="35982.0"/>
          <table:table-cell office:value-type="float" office:value="411707.0"/>
          <table:table-cell office:value-type="float" office:value="1562347.0"/>
          <table:table-cell office:value-type="float" office:value="3226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638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2.918"/>
          <table:table-cell office:value-type="float" office:value="302.155"/>
          <table:table-cell office:value-type="float" office:value="294.09"/>
          <table:table-cell office:value-type="float" office:value="1.0"/>
          <table:table-cell office:value-type="float" office:value="0.0"/>
          <table:table-cell office:value-type="float" office:value="997.0"/>
          <table:table-cell office:value-type="float" office:value="395588.0"/>
          <table:table-cell office:value-type="float" office:value="5591439.0"/>
          <table:table-cell office:value-type="float" office:value="709008.0"/>
          <table:table-cell office:value-type="float" office:value="2490488.0"/>
          <table:table-cell office:value-type="float" office:value="661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26759"/>
          <table:table-cell office:value-type="float" office:value="4.712"/>
          <table:table-cell office:value-type="float" office:value="1.0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95.0"/>
          <table:table-cell office:value-type="float" office:value="23869.0"/>
          <table:table-cell office:value-type="float" office:value="411707.0"/>
          <table:table-cell office:value-type="float" office:value="1562348.0"/>
          <table:table-cell office:value-type="float" office:value="3247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807.287"/>
          <table:table-cell office:value-type="float" office:value="806.576"/>
          <table:table-cell office:value-type="float" office:value="798.76"/>
          <table:table-cell office:value-type="float" office:value="0.0"/>
          <table:table-cell office:value-type="float" office:value="0.0"/>
          <table:table-cell office:value-type="float" office:value="2466.0"/>
          <table:table-cell office:value-type="float" office:value="1201281.0"/>
          <table:table-cell office:value-type="float" office:value="9204193.0"/>
          <table:table-cell office:value-type="float" office:value="709008.0"/>
          <table:table-cell office:value-type="float" office:value="2490489.0"/>
          <table:table-cell office:value-type="float" office:value="663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.32"/>
          <table:table-cell office:value-type="float" office:value="381.517"/>
          <table:table-cell office:value-type="float" office:value="373.58"/>
          <table:table-cell office:value-type="float" office:value="0.0"/>
          <table:table-cell office:value-type="float" office:value="0.0"/>
          <table:table-cell office:value-type="float" office:value="1409.0"/>
          <table:table-cell office:value-type="float" office:value="615160.0"/>
          <table:table-cell office:value-type="float" office:value="4428993.0"/>
          <table:table-cell office:value-type="float" office:value="709008.0"/>
          <table:table-cell office:value-type="float" office:value="2490489.0"/>
          <table:table-cell office:value-type="float" office:value="663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8975"/>
          <table:table-cell office:value-type="float" office:value="4.976"/>
          <table:table-cell office:value-type="float" office:value="1.3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62.0"/>
          <table:table-cell office:value-type="float" office:value="32983.0"/>
          <table:table-cell office:value-type="float" office:value="411707.0"/>
          <table:table-cell office:value-type="float" office:value="1562349.0"/>
          <table:table-cell office:value-type="float" office:value="32571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01.995"/>
          <table:table-cell office:value-type="float" office:value="501.258"/>
          <table:table-cell office:value-type="float" office:value="492.77"/>
          <table:table-cell office:value-type="float" office:value="0.0"/>
          <table:table-cell office:value-type="float" office:value="0.0"/>
          <table:table-cell office:value-type="float" office:value="1849.0"/>
          <table:table-cell office:value-type="float" office:value="785275.0"/>
          <table:table-cell office:value-type="float" office:value="3624917.0"/>
          <table:table-cell office:value-type="float" office:value="709008.0"/>
          <table:table-cell office:value-type="float" office:value="2490489.0"/>
          <table:table-cell office:value-type="float" office:value="663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9.642"/>
          <table:table-cell office:value-type="float" office:value="238.851"/>
          <table:table-cell office:value-type="float" office:value="230.31"/>
          <table:table-cell office:value-type="float" office:value="0.0"/>
          <table:table-cell office:value-type="float" office:value="0.0"/>
          <table:table-cell office:value-type="float" office:value="1022.0"/>
          <table:table-cell office:value-type="float" office:value="408402.0"/>
          <table:table-cell office:value-type="float" office:value="3087700.0"/>
          <table:table-cell office:value-type="float" office:value="709008.0"/>
          <table:table-cell office:value-type="float" office:value="2490489.0"/>
          <table:table-cell office:value-type="float" office:value="663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8066"/>
          <table:table-cell office:value-type="float" office:value="5.259"/>
          <table:table-cell office:value-type="float" office:value="1.5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59.0"/>
          <table:table-cell office:value-type="float" office:value="51586.0"/>
          <table:table-cell office:value-type="float" office:value="411707.0"/>
          <table:table-cell office:value-type="float" office:value="1562349.0"/>
          <table:table-cell office:value-type="float" office:value="3258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43.275"/>
          <table:table-cell office:value-type="float" office:value="142.728"/>
          <table:table-cell office:value-type="float" office:value="139.41"/>
          <table:table-cell office:value-type="float" office:value="0.0"/>
          <table:table-cell office:value-type="float" office:value="0.0"/>
          <table:table-cell office:value-type="float" office:value="637.0"/>
          <table:table-cell office:value-type="float" office:value="272259.0"/>
          <table:table-cell office:value-type="float" office:value="1289592.0"/>
          <table:table-cell office:value-type="float" office:value="277111.0"/>
          <table:table-cell office:value-type="float" office:value="927198.0"/>
          <table:table-cell office:value-type="float" office:value="340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3.037"/>
          <table:table-cell office:value-type="float" office:value="812.571"/>
          <table:table-cell office:value-type="float" office:value="809.18"/>
          <table:table-cell office:value-type="float" office:value="0.0"/>
          <table:table-cell office:value-type="float" office:value="0.0"/>
          <table:table-cell office:value-type="float" office:value="4090.0"/>
          <table:table-cell office:value-type="float" office:value="1866326.0"/>
          <table:table-cell office:value-type="float" office:value="6869275.0"/>
          <table:table-cell office:value-type="float" office:value="277111.0"/>
          <table:table-cell office:value-type="float" office:value="927198.0"/>
          <table:table-cell office:value-type="float" office:value="340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9033"/>
          <table:table-cell office:value-type="float" office:value="1.407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20.0"/>
          <table:table-cell office:value-type="float" office:value="13292.0"/>
          <table:table-cell office:value-type="float" office:value="121069.0"/>
          <table:table-cell office:value-type="float" office:value="441526.0"/>
          <table:table-cell office:value-type="float" office:value="1718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03.356"/>
          <table:table-cell office:value-type="float" office:value="102.797"/>
          <table:table-cell office:value-type="float" office:value="99.43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200559.0"/>
          <table:table-cell office:value-type="float" office:value="1707176.0"/>
          <table:table-cell office:value-type="float" office:value="277111.0"/>
          <table:table-cell office:value-type="float" office:value="927198.0"/>
          <table:table-cell office:value-type="float" office:value="3392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.1458"/>
          <table:table-cell office:value-type="float" office:value="60.706"/>
          <table:table-cell office:value-type="float" office:value="57.11"/>
          <table:table-cell office:value-type="float" office:value="1.0"/>
          <table:table-cell office:value-type="float" office:value="0.0"/>
          <table:table-cell office:value-type="float" office:value="358.0"/>
          <table:table-cell office:value-type="float" office:value="130033.0"/>
          <table:table-cell office:value-type="float" office:value="1194815.0"/>
          <table:table-cell office:value-type="float" office:value="277111.0"/>
          <table:table-cell office:value-type="float" office:value="927198.0"/>
          <table:table-cell office:value-type="float" office:value="340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4199"/>
          <table:table-cell office:value-type="float" office:value="1.421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05.0"/>
          <table:table-cell office:value-type="float" office:value="17709.0"/>
          <table:table-cell office:value-type="float" office:value="121069.0"/>
          <table:table-cell office:value-type="float" office:value="441526.0"/>
          <table:table-cell office:value-type="float" office:value="1716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31.954"/>
          <table:table-cell office:value-type="float" office:value="131.39"/>
          <table:table-cell office:value-type="float" office:value="128.13"/>
          <table:table-cell office:value-type="float" office:value="0.0"/>
          <table:table-cell office:value-type="float" office:value="0.0"/>
          <table:table-cell office:value-type="float" office:value="633.0"/>
          <table:table-cell office:value-type="float" office:value="260162.0"/>
          <table:table-cell office:value-type="float" office:value="1230025.0"/>
          <table:table-cell office:value-type="float" office:value="277111.0"/>
          <table:table-cell office:value-type="float" office:value="927198.0"/>
          <table:table-cell office:value-type="float" office:value="339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.348"/>
          <table:table-cell office:value-type="float" office:value="106.77"/>
          <table:table-cell office:value-type="float" office:value="103.5"/>
          <table:table-cell office:value-type="float" office:value="1.0"/>
          <table:table-cell office:value-type="float" office:value="0.0"/>
          <table:table-cell office:value-type="float" office:value="668.0"/>
          <table:table-cell office:value-type="float" office:value="283845.0"/>
          <table:table-cell office:value-type="float" office:value="1771980.0"/>
          <table:table-cell office:value-type="float" office:value="277111.0"/>
          <table:table-cell office:value-type="float" office:value="927198.0"/>
          <table:table-cell office:value-type="float" office:value="338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6259"/>
          <table:table-cell office:value-type="float" office:value="1.567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335.0"/>
          <table:table-cell office:value-type="float" office:value="26368.0"/>
          <table:table-cell office:value-type="float" office:value="121069.0"/>
          <table:table-cell office:value-type="float" office:value="441526.0"/>
          <table:table-cell office:value-type="float" office:value="1718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98.445"/>
          <table:table-cell office:value-type="float" office:value="197.921"/>
          <table:table-cell office:value-type="float" office:value="194.57"/>
          <table:table-cell office:value-type="float" office:value="0.0"/>
          <table:table-cell office:value-type="float" office:value="0.0"/>
          <table:table-cell office:value-type="float" office:value="1019.0"/>
          <table:table-cell office:value-type="float" office:value="379649.0"/>
          <table:table-cell office:value-type="float" office:value="1564184.0"/>
          <table:table-cell office:value-type="float" office:value="277111.0"/>
          <table:table-cell office:value-type="float" office:value="927198.0"/>
          <table:table-cell office:value-type="float" office:value="340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029"/>
          <table:table-cell office:value-type="float" office:value="57.446"/>
          <table:table-cell office:value-type="float" office:value="54.15"/>
          <table:table-cell office:value-type="float" office:value="1.0"/>
          <table:table-cell office:value-type="float" office:value="0.0"/>
          <table:table-cell office:value-type="float" office:value="379.0"/>
          <table:table-cell office:value-type="float" office:value="139188.0"/>
          <table:table-cell office:value-type="float" office:value="1131680.0"/>
          <table:table-cell office:value-type="float" office:value="277111.0"/>
          <table:table-cell office:value-type="float" office:value="927198.0"/>
          <table:table-cell office:value-type="float" office:value="338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5553"/>
          <table:table-cell office:value-type="float" office:value="1.352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2.0"/>
          <table:table-cell office:value-type="float" office:value="11750.0"/>
          <table:table-cell office:value-type="float" office:value="121069.0"/>
          <table:table-cell office:value-type="float" office:value="441526.0"/>
          <table:table-cell office:value-type="float" office:value="1718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87.815"/>
          <table:table-cell office:value-type="float" office:value="187.291"/>
          <table:table-cell office:value-type="float" office:value="183.96"/>
          <table:table-cell office:value-type="float" office:value="0.0"/>
          <table:table-cell office:value-type="float" office:value="0.0"/>
          <table:table-cell office:value-type="float" office:value="973.0"/>
          <table:table-cell office:value-type="float" office:value="384172.0"/>
          <table:table-cell office:value-type="float" office:value="2641318.0"/>
          <table:table-cell office:value-type="float" office:value="277111.0"/>
          <table:table-cell office:value-type="float" office:value="927198.0"/>
          <table:table-cell office:value-type="float" office:value="340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499"/>
          <table:table-cell office:value-type="float" office:value="99.942"/>
          <table:table-cell office:value-type="float" office:value="96.54"/>
          <table:table-cell office:value-type="float" office:value="1.0"/>
          <table:table-cell office:value-type="float" office:value="0.0"/>
          <table:table-cell office:value-type="float" office:value="579.0"/>
          <table:table-cell office:value-type="float" office:value="234395.0"/>
          <table:table-cell office:value-type="float" office:value="1671287.0"/>
          <table:table-cell office:value-type="float" office:value="277111.0"/>
          <table:table-cell office:value-type="float" office:value="927198.0"/>
          <table:table-cell office:value-type="float" office:value="3387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4925"/>
          <table:table-cell office:value-type="float" office:value="1.514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944.0"/>
          <table:table-cell office:value-type="float" office:value="21308.0"/>
          <table:table-cell office:value-type="float" office:value="121069.0"/>
          <table:table-cell office:value-type="float" office:value="441526.0"/>
          <table:table-cell office:value-type="float" office:value="1716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78.222"/>
          <table:table-cell office:value-type="float" office:value="277.471"/>
          <table:table-cell office:value-type="float" office:value="269.92"/>
          <table:table-cell office:value-type="float" office:value="0.0"/>
          <table:table-cell office:value-type="float" office:value="0.0"/>
          <table:table-cell office:value-type="float" office:value="1019.0"/>
          <table:table-cell office:value-type="float" office:value="400389.0"/>
          <table:table-cell office:value-type="float" office:value="2939145.0"/>
          <table:table-cell office:value-type="float" office:value="627595.0"/>
          <table:table-cell office:value-type="float" office:value="2171046.0"/>
          <table:table-cell office:value-type="float" office:value="626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.0706"/>
          <table:table-cell office:value-type="float" office:value="91.347"/>
          <table:table-cell office:value-type="float" office:value="84.17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85970.0"/>
          <table:table-cell office:value-type="float" office:value="877848.0"/>
          <table:table-cell office:value-type="float" office:value="627595.0"/>
          <table:table-cell office:value-type="float" office:value="2171046.0"/>
          <table:table-cell office:value-type="float" office:value="626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8155"/>
          <table:table-cell office:value-type="float" office:value="3.611"/>
          <table:table-cell office:value-type="float" office:value="0.9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12.0"/>
          <table:table-cell office:value-type="float" office:value="33657.0"/>
          <table:table-cell office:value-type="float" office:value="330287.0"/>
          <table:table-cell office:value-type="float" office:value="1243030.0"/>
          <table:table-cell office:value-type="float" office:value="2844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264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98.8106"/>
          <table:table-cell office:value-type="float" office:value="98.106"/>
          <table:table-cell office:value-type="float" office:value="90.96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09168.0"/>
          <table:table-cell office:value-type="float" office:value="905331.0"/>
          <table:table-cell office:value-type="float" office:value="627595.0"/>
          <table:table-cell office:value-type="float" office:value="2171045.0"/>
          <table:table-cell office:value-type="float" office:value="626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3266"/>
          <table:table-cell office:value-type="float" office:value="3.797"/>
          <table:table-cell office:value-type="float" office:value="1.11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064.0"/>
          <table:table-cell office:value-type="float" office:value="31251.0"/>
          <table:table-cell office:value-type="float" office:value="330287.0"/>
          <table:table-cell office:value-type="float" office:value="1243029.0"/>
          <table:table-cell office:value-type="float" office:value="2844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397.954"/>
          <table:table-cell office:value-type="float" office:value="397.086"/>
          <table:table-cell office:value-type="float" office:value="384.11"/>
          <table:table-cell office:value-type="float" office:value="0.0"/>
          <table:table-cell office:value-type="float" office:value="0.0"/>
          <table:table-cell office:value-type="float" office:value="791.0"/>
          <table:table-cell office:value-type="float" office:value="324966.0"/>
          <table:table-cell office:value-type="float" office:value="2852127.0"/>
          <table:table-cell office:value-type="float" office:value="627595.0"/>
          <table:table-cell office:value-type="float" office:value="2171045.0"/>
          <table:table-cell office:value-type="float" office:value="626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78.25"/>
          <table:table-cell office:value-type="float" office:value="577.447"/>
          <table:table-cell office:value-type="float" office:value="570.0"/>
          <table:table-cell office:value-type="float" office:value="1.0"/>
          <table:table-cell office:value-type="float" office:value="0.0"/>
          <table:table-cell office:value-type="float" office:value="2123.0"/>
          <table:table-cell office:value-type="float" office:value="998947.0"/>
          <table:table-cell office:value-type="float" office:value="9671554.0"/>
          <table:table-cell office:value-type="float" office:value="627595.0"/>
          <table:table-cell office:value-type="float" office:value="2171045.0"/>
          <table:table-cell office:value-type="float" office:value="626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28208"/>
          <table:table-cell office:value-type="float" office:value="2.913"/>
          <table:table-cell office:value-type="float" office:value="0.6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79.0"/>
          <table:table-cell office:value-type="float" office:value="34849.0"/>
          <table:table-cell office:value-type="float" office:value="330287.0"/>
          <table:table-cell office:value-type="float" office:value="1243029.0"/>
          <table:table-cell office:value-type="float" office:value="2850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990.34"/>
          <table:table-cell office:value-type="float" office:value="989.641"/>
          <table:table-cell office:value-type="float" office:value="982.05"/>
          <table:table-cell office:value-type="float" office:value="0.0"/>
          <table:table-cell office:value-type="float" office:value="0.0"/>
          <table:table-cell office:value-type="float" office:value="4092.0"/>
          <table:table-cell office:value-type="float" office:value="1883893.0"/>
          <table:table-cell office:value-type="float" office:value="7748588.0"/>
          <table:table-cell office:value-type="float" office:value="627595.0"/>
          <table:table-cell office:value-type="float" office:value="2171045.0"/>
          <table:table-cell office:value-type="float" office:value="626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8.077"/>
          <table:table-cell office:value-type="float" office:value="267.462"/>
          <table:table-cell office:value-type="float" office:value="260.14"/>
          <table:table-cell office:value-type="float" office:value="1.0"/>
          <table:table-cell office:value-type="float" office:value="0.0"/>
          <table:table-cell office:value-type="float" office:value="993.0"/>
          <table:table-cell office:value-type="float" office:value="407711.0"/>
          <table:table-cell office:value-type="float" office:value="6327600.0"/>
          <table:table-cell office:value-type="float" office:value="627595.0"/>
          <table:table-cell office:value-type="float" office:value="2171045.0"/>
          <table:table-cell office:value-type="float" office:value="626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9624"/>
          <table:table-cell office:value-type="float" office:value="3.714"/>
          <table:table-cell office:value-type="float" office:value="0.9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88.0"/>
          <table:table-cell office:value-type="float" office:value="32468.0"/>
          <table:table-cell office:value-type="float" office:value="330287.0"/>
          <table:table-cell office:value-type="float" office:value="1243029.0"/>
          <table:table-cell office:value-type="float" office:value="28479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598.234"/>
          <table:table-cell office:value-type="float" office:value="597.448"/>
          <table:table-cell office:value-type="float" office:value="589.72"/>
          <table:table-cell office:value-type="float" office:value="0.0"/>
          <table:table-cell office:value-type="float" office:value="0.0"/>
          <table:table-cell office:value-type="float" office:value="1957.0"/>
          <table:table-cell office:value-type="float" office:value="878082.0"/>
          <table:table-cell office:value-type="float" office:value="8262064.0"/>
          <table:table-cell office:value-type="float" office:value="627595.0"/>
          <table:table-cell office:value-type="float" office:value="2171047.0"/>
          <table:table-cell office:value-type="float" office:value="626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72.248"/>
          <table:table-cell office:value-type="float" office:value="771.555"/>
          <table:table-cell office:value-type="float" office:value="764.27"/>
          <table:table-cell office:value-type="float" office:value="1.0"/>
          <table:table-cell office:value-type="float" office:value="0.0"/>
          <table:table-cell office:value-type="float" office:value="2843.0"/>
          <table:table-cell office:value-type="float" office:value="1363871.0"/>
          <table:table-cell office:value-type="float" office:value="11844662.0"/>
          <table:table-cell office:value-type="float" office:value="627595.0"/>
          <table:table-cell office:value-type="float" office:value="2171047.0"/>
          <table:table-cell office:value-type="float" office:value="624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16922"/>
          <table:table-cell office:value-type="float" office:value="3.728"/>
          <table:table-cell office:value-type="float" office:value="0.8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48.0"/>
          <table:table-cell office:value-type="float" office:value="23475.0"/>
          <table:table-cell office:value-type="float" office:value="330287.0"/>
          <table:table-cell office:value-type="float" office:value="1243031.0"/>
          <table:table-cell office:value-type="float" office:value="28448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4.12433"/>
          <table:table-cell office:value-type="float" office:value="3.767"/>
          <table:table-cell office:value-type="float" office:value="2.54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1768.0"/>
          <table:table-cell office:value-type="float" office:value="142209.0"/>
          <table:table-cell office:value-type="float" office:value="105438.0"/>
          <table:table-cell office:value-type="float" office:value="346356.0"/>
          <table:table-cell office:value-type="float" office:value="193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1784"/>
          <table:table-cell office:value-type="float" office:value="3.113"/>
          <table:table-cell office:value-type="float" office:value="1.9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9122.0"/>
          <table:table-cell office:value-type="float" office:value="81302.0"/>
          <table:table-cell office:value-type="float" office:value="105438.0"/>
          <table:table-cell office:value-type="float" office:value="346356.0"/>
          <table:table-cell office:value-type="float" office:value="1943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09838"/>
          <table:table-cell office:value-type="float" office:value="0.652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398.0"/>
          <table:table-cell office:value-type="float" office:value="13411.0"/>
          <table:table-cell office:value-type="float" office:value="48941.0"/>
          <table:table-cell office:value-type="float" office:value="169359.0"/>
          <table:table-cell office:value-type="float" office:value="1270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0.9137"/>
          <table:table-cell office:value-type="float" office:value="10.553"/>
          <table:table-cell office:value-type="float" office:value="9.24"/>
          <table:table-cell office:value-type="float" office:value="1.0"/>
          <table:table-cell office:value-type="float" office:value="0.0"/>
          <table:table-cell office:value-type="float" office:value="108.0"/>
          <table:table-cell office:value-type="float" office:value="34906.0"/>
          <table:table-cell office:value-type="float" office:value="397874.0"/>
          <table:table-cell office:value-type="float" office:value="105438.0"/>
          <table:table-cell office:value-type="float" office:value="346356.0"/>
          <table:table-cell office:value-type="float" office:value="194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4677"/>
          <table:table-cell office:value-type="float" office:value="2.369"/>
          <table:table-cell office:value-type="float" office:value="1.15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4877.0"/>
          <table:table-cell office:value-type="float" office:value="56102.0"/>
          <table:table-cell office:value-type="float" office:value="105438.0"/>
          <table:table-cell office:value-type="float" office:value="346356.0"/>
          <table:table-cell office:value-type="float" office:value="193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40975"/>
          <table:table-cell office:value-type="float" office:value="0.555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90.0"/>
          <table:table-cell office:value-type="float" office:value="12542.0"/>
          <table:table-cell office:value-type="float" office:value="48941.0"/>
          <table:table-cell office:value-type="float" office:value="169359.0"/>
          <table:table-cell office:value-type="float" office:value="1270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84199"/>
          <table:table-cell office:value-type="float" office:value="1.41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604.0"/>
          <table:table-cell office:value-type="float" office:value="105438.0"/>
          <table:table-cell office:value-type="float" office:value="346356.0"/>
          <table:table-cell office:value-type="float" office:value="1934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78612"/>
          <table:table-cell office:value-type="float" office:value="1.38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596.0"/>
          <table:table-cell office:value-type="float" office:value="105438.0"/>
          <table:table-cell office:value-type="float" office:value="346356.0"/>
          <table:table-cell office:value-type="float" office:value="195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1239"/>
          <table:table-cell office:value-type="float" office:value="0.45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48941.0"/>
          <table:table-cell office:value-type="float" office:value="169359.0"/>
          <table:table-cell office:value-type="float" office:value="1280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69995"/>
          <table:table-cell office:value-type="float" office:value="1.3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726.0"/>
          <table:table-cell office:value-type="float" office:value="105438.0"/>
          <table:table-cell office:value-type="float" office:value="346356.0"/>
          <table:table-cell office:value-type="float" office:value="194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75242"/>
          <table:table-cell office:value-type="float" office:value="1.3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598.0"/>
          <table:table-cell office:value-type="float" office:value="105438.0"/>
          <table:table-cell office:value-type="float" office:value="346356.0"/>
          <table:table-cell office:value-type="float" office:value="19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14851"/>
          <table:table-cell office:value-type="float" office:value="0.3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3.0"/>
          <table:table-cell office:value-type="float" office:value="48941.0"/>
          <table:table-cell office:value-type="float" office:value="169359.0"/>
          <table:table-cell office:value-type="float" office:value="1164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74667"/>
          <table:table-cell office:value-type="float" office:value="1.33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17.0"/>
          <table:table-cell office:value-type="float" office:value="105438.0"/>
          <table:table-cell office:value-type="float" office:value="346356.0"/>
          <table:table-cell office:value-type="float" office:value="194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3693"/>
          <table:table-cell office:value-type="float" office:value="2.404"/>
          <table:table-cell office:value-type="float" office:value="1.12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4818.0"/>
          <table:table-cell office:value-type="float" office:value="47682.0"/>
          <table:table-cell office:value-type="float" office:value="105438.0"/>
          <table:table-cell office:value-type="float" office:value="346356.0"/>
          <table:table-cell office:value-type="float" office:value="19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6097"/>
          <table:table-cell office:value-type="float" office:value="0.4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2.0"/>
          <table:table-cell office:value-type="float" office:value="48941.0"/>
          <table:table-cell office:value-type="float" office:value="169359.0"/>
          <table:table-cell office:value-type="float" office:value="1266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